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a24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ad065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2" text:name="table mat">
        <text:p text:style-name="Standard"><office:annotation><dc:creator>sge</dc:creator><dc:date>2020-03-03T09:46:47.145629922</dc:date><text:p text:style-name="P5"><text:span text:style-name="T3">do section- if context.getPortalTypeName()=='projectspace' or view.is_dashboard()</text:span></text:p></office:annotation></text:p>
        <text:table-of-content text:style-name="Sect3" text:protected="true" text:name="Table des matières1">
          <text:table-of-content-source text:outline-level="4" text:use-index-marks="false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2"><text:a xlink:type="simple" xlink:href="#__RefHeading___Toc225444_877121932" text:style-name="Index_20_Link" text:visited-style-name="Index_20_Link"><text:s/>1 so.Title()<text:tab/>1</text:a></text:p>
            <text:p text:style-name="P3"><text:a xlink:type="simple" xlink:href="#__RefHeading___Toc225446_877121932" text:style-name="Index_20_Link" text:visited-style-name="Index_20_Link"><text:s/>1.1 oo.Title()<text:tab/>1</text:a></text:p>
            <text:p text:style-name="P4"><text:a xlink:type="simple" xlink:href="#__RefHeading___Toc225448_877121932" text:style-name="Index_20_Link" text:visited-style-name="Index_20_Link"><text:s/>1.1.1 act.Title()<text:tab/>1</text:a></text:p>
          </text:index-body>
        </text:table-of-content>
        <text:p text:style-name="Standard"/>
      </text:section>
      <text:p text:style-name="Standard"/>
      <text:p text:style-name="Standard"/>
      <text:section text:style-name="Sect1" text:name="init">
        <text:p text:style-name="Standard"><office:annotation><dc:creator>sge</dc:creator><dc:date>2020-03-03T09:03:05</dc:date><text:p text:style-name="P5"><text:span text:style-name="T2">do section- with a=view.init_hv()</text:span></text:p></office:annotation></text:p>
        <text:section text:style-name="Sect1" text:name="os">
          <text:p text:style-name="Standard"><office:annotation><dc:creator>sge</dc:creator><dc:date>2020-03-03T09:04:22</dc:date><text:p text:style-name="P5"><text:span text:style-name="T2">do section- for so in view.getStrategicObjectives(skip_states=view.skip_states())</text:span></text:p></office:annotatio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Heading_20_1" text:outline-level="1"><text:bookmark-start text:name="__RefHeading___Toc225444_877121932"/><office:annotation><dc:creator>sge</dc:creator><dc:date>2020-03-03T09:06:30</dc:date><text:p text:style-name="P5"><text:span text:style-name="T2">do table with so_v=view.getDGHV(so)</text:span></text:p></office:annotation><text:span text:style-name="T1"><text:text-input text:description="">so.Title()</text:text-input></text:span><text:bookmark-end text:name="__RefHeading___Toc225444_877121932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Table_20_Contents"/>
              </table:table-cell>
              <table:table-cell table:style-name="Tableau1.B2" office:value-type="string">
                <text:p text:style-name="Table_20_Contents"/>
              </table:table-cell>
            </table:table-row>
          </table:table>
          <text:p text:style-name="Standard"/>
          <text:section text:style-name="Sect1" text:name="oo">
            <text:p text:style-name="Standard"><office:annotation><dc:creator>sge</dc:creator><dc:date>2020-03-03T09:17:28</dc:date><text:p text:style-name="P5"><text:span text:style-name="T2">do section- for oo in view.getOperationalObjectives(so=so, skip_states=view.skip_states())</text:span></text:p></office:annotation>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table:number-columns-spanned="2" office:value-type="string">
                  <text:h text:style-name="Heading_20_2" text:outline-level="2"><text:bookmark-start text:name="__RefHeading___Toc225446_877121932"/><office:annotation><dc:creator>sge</dc:creator><dc:date>2020-03-03T09:18:56</dc:date><text:p text:style-name="P5"><text:span text:style-name="T2">do table with oo_v=view.getDGHV(oo)</text:span></text:p></office:annotation><text:text-input text:description="">oo.Title()</text:text-input><text:bookmark-end text:name="__RefHeading___Toc225446_877121932"/></text:h>
                </table:table-cell>
                <table:covered-table-cell/>
              </table:table-row>
              <table:table-row>
                <table:table-cell table:style-name="Tableau2.A2" office:value-type="string">
                  <text:p text:style-name="Table_20_Contents"/>
                </table:table-cell>
                <table:table-cell table:style-name="Tableau2.B2" office:value-type="string">
                  <text:p text:style-name="Table_20_Contents"/>
                </table:table-cell>
              </table:table-row>
            </table:table>
            <text:p text:style-name="Standard"/>
            <text:section text:style-name="Sect1" text:name="action">
              <text:p text:style-name="P1"><office:annotation><dc:creator>sge</dc:creator><dc:date>2020-03-03T09:20:28</dc:date><text:p text:style-name="P5"><text:span text:style-name="T2">do section- for act in view.getActions(oo=oo, skip_states=view.skip_states())</text:span></text:p></office:annotation></text:p>
              <table:table table:name="Tableau3" table:style-name="Tableau3">
                <table:table-column table:style-name="Tableau3.A"/>
                <table:table-column table:style-name="Tableau3.B"/>
                <table:table-row>
                  <table:table-cell table:style-name="Tableau3.A1" table:number-columns-spanned="2" office:value-type="string">
                    <text:h text:style-name="Heading_20_3" text:outline-level="3"><text:bookmark-start text:name="__RefHeading___Toc225448_877121932"/><office:annotation><dc:creator>sge</dc:creator><dc:date>2020-03-03T09:25:34</dc:date><text:p text:style-name="P5"><text:span text:style-name="T2">do table with act_v=view.getDGHV(act)</text:span></text:p></office:annotation><text:text-input text:description="">act.Title()</text:text-input><text:bookmark-end text:name="__RefHeading___Toc225448_877121932"/></text:h>
                  </table:table-cell>
                  <table:covered-table-cell/>
                </table:table-row>
                <table:table-row>
                  <table:table-cell table:style-name="Tableau3.A2" office:value-type="string">
                    <text:p text:style-name="Table_20_Contents"/>
                  </table:table-cell>
                  <table:table-cell table:style-name="Tableau3.B2" office:value-type="string">
                    <text:p text:style-name="Table_20_Contents"/>
                  </table:table-cell>
                </table:table-row>
              </table:table>
              <text:p text:style-name="Standard"/>
            </text:section>
            <text:p text:style-name="Standard"/>
          </text:section>
          <text:p text:style-name="Standard"/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lone1" style:family="paragraph" style:parent-style-name="Table_20_Contents" style:next-style-name="Table_20_Contents"/>
    <style:style style:name="plone2" style:family="paragraph" style:parent-style-name="plone1" style:next-style-name="Table_20_Contents"/>
    <style:style style:name="plone3" style:family="paragraph" style:parent-style-name="plone2" style:next-style-name="Table_20_Contents"/>
    <style:style style:name="plone4" style:family="paragraph" style:parent-style-name="plone3" style:next-style-name="Table_20_Contents"/>
    <style:style style:name="plone5" style:family="paragraph" style:parent-style-name="plone4" style:next-style-name="Table_20_Contents"/>
    <style:style style:name="plone6" style:family="paragraph" style:parent-style-name="plone5" style:next-style-name="Table_20_Contents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20-03-03T09:01:37.028146411</meta:creation-date>
    <dc:date>2020-03-03T10:23:00.705356656</dc:date>
    <dc:creator>sge</dc:creator>
    <meta:editing-duration>PT42M33S</meta:editing-duration>
    <meta:editing-cycles>11</meta:editing-cycles>
    <meta:generator>LibreOffice/5.1.6.2$Linux_X86_64 LibreOffice_project/10m0$Build-2</meta:generator>
    <meta:document-statistic meta:table-count="3" meta:image-count="0" meta:object-count="0" meta:page-count="1" meta:paragraph-count="12" meta:word-count="24" meta:character-count="122" meta:non-whitespace-character-count="105"/>
  </office:meta>
</office:document-meta>
</file>